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226d" officeooo:paragraph-rsid="000e226d"/>
    </style:style>
    <style:style style:name="P2" style:family="paragraph" style:parent-style-name="Standard">
      <style:paragraph-properties fo:text-align="start" style:justify-single-word="false"/>
      <style:text-properties officeooo:rsid="000e226d" officeooo:paragraph-rsid="000e226d"/>
    </style:style>
    <style:style style:name="P3" style:family="paragraph" style:parent-style-name="Standard">
      <style:paragraph-properties fo:text-align="start" style:justify-single-word="false"/>
      <style:text-properties officeooo:rsid="000eee77" officeooo:paragraph-rsid="000eee77"/>
    </style:style>
    <style:style style:name="P4" style:family="paragraph" style:parent-style-name="Standard">
      <style:paragraph-properties style:line-height-at-least="0.2398in"/>
      <style:text-properties fo:color="#d4d4d4" style:font-name="Droid Sans Mono" fo:font-size="12.75pt" fo:font-weight="normal" fo:background-color="#1e1e1e"/>
    </style:style>
    <style:style style:name="P5" style:family="paragraph" style:parent-style-name="Standard">
      <style:paragraph-properties fo:text-align="start" style:justify-single-word="false"/>
      <style:text-properties fo:color="#d4d4d4" style:font-name="Droid Sans Mono" fo:font-size="12.75pt" fo:font-weight="normal" officeooo:rsid="000eee77" officeooo:paragraph-rsid="000eee77" fo:background-color="#1e1e1e"/>
    </style:style>
    <style:style style:name="P6" style:family="paragraph" style:parent-style-name="Standard">
      <style:paragraph-properties style:line-height-at-least="0.2398in"/>
      <style:text-properties fo:color="#ce181e" style:font-name="Droid Sans Mono" fo:font-size="12.75pt" fo:font-style="italic" fo:font-weight="normal" fo:background-color="transparent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586c0"/>
    </style:style>
    <style:style style:name="T3" style:family="text">
      <style:text-properties fo:color="#9cdcfe"/>
    </style:style>
    <style:style style:name="T4" style:family="text">
      <style:text-properties fo:color="#569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-25(Paramiter, Dinamic value)</text:p>
      <text:p text:style-name="P2"/>
      <text:p text:style-name="P2">paramiter use korar jonno amrder rule holo:</text:p>
      <text:p text:style-name="P2"/>
      <text:p text:style-name="P2">path:’urlname<text:span text:style-name="T1">/:paramiter</text:span>’,</text:p>
      <text:p text:style-name="P2"/>
      <text:p text:style-name="P2"/>
      <text:p text:style-name="P3">amra jodi dinamic value dekhte chai tahole ai code toko korte hobe:</text:p>
      <text:p text:style-name="P3"/>
      <text:p text:style-name="P3"/>
      <text:p text:style-name="P5"><text:span text:style-name="T2">return</text:span>{</text:p>
      <text:p text:style-name="P6">userId:this.$route.params.user_id</text:p>
      <text:p text:style-name="P4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00:48:04.500436606</meta:creation-date>
    <dc:date>2020-04-22T02:04:14.577601952</dc:date>
    <meta:editing-duration>PT2M11S</meta:editing-duration>
    <meta:editing-cycles>1</meta:editing-cycles>
    <meta:document-statistic meta:table-count="0" meta:image-count="0" meta:object-count="0" meta:page-count="1" meta:paragraph-count="7" meta:word-count="26" meta:character-count="208" meta:non-whitespace-character-count="189"/>
    <meta:generator>LibreOffice/6.0.7.3$Linux_X86_64 LibreOffice_project/00m0$Build-3</meta:generator>
  </office:meta>
</office:document-meta>
</file>